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695cm" table:align="left"/>
    </style:style>
    <style:style style:name="Tabella1.A" style:family="table-column">
      <style:table-column-properties style:column-width="11.695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695cm" table:align="left"/>
    </style:style>
    <style:style style:name="Tabella2.A" style:family="table-column">
      <style:table-column-properties style:column-width="2.593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2.805cm"/>
    </style:style>
    <style:style style:name="Tabella2.D" style:family="table-column">
      <style:table-column-properties style:column-width="2.408cm"/>
    </style:style>
    <style:style style:name="Tabella2.E" style:family="table-column">
      <style:table-column-properties style:column-width="1.58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e5f33" officeooo:paragraph-rsid="000e5f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5f33" officeooo:paragraph-rsid="000e5f33" style:font-weight-asian="bold" style:font-weight-complex="bold"/>
    </style:style>
    <style:style style:name="P3" style:family="paragraph" style:parent-style-name="Standard">
      <style:text-properties fo:font-size="13pt" fo:font-weight="normal" officeooo:rsid="000e5f33" officeooo:paragraph-rsid="000e5f33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6b1e" officeooo:paragraph-rsid="000e6b1e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fb56e" officeooo:paragraph-rsid="000fb56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7" style:family="paragraph" style:parent-style-name="Table_20_Contents">
      <style:text-properties fo:font-size="13pt" officeooo:rsid="0015bd69" officeooo:paragraph-rsid="0015bd69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font-size="13pt" officeooo:rsid="0015bd69" officeooo:paragraph-rsid="0015bd69" style:font-size-asian="13pt" style:font-size-complex="13pt"/>
    </style:style>
    <style:style style:name="P9" style:family="paragraph" style:parent-style-name="Standard">
      <style:text-properties fo:font-size="13pt" fo:font-weight="bold" officeooo:rsid="00119327" officeooo:paragraph-rsid="00119327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5bd69" officeooo:paragraph-rsid="0015bd6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6b329" officeooo:paragraph-rsid="0016b329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8737b" officeooo:paragraph-rsid="0018737b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9eea6" officeooo:paragraph-rsid="0019eea6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GANIZZAZIONE</text:p>
      <text:p text:style-name="P1"/>
      <text:p text:style-name="P1"/>
      <text:p text:style-name="P1"/>
      <text:p text:style-name="P3">Esempi di organizzazione: Famiglia, Azienda, Scuola, Stato.</text:p>
      <text:p text:style-name="P4"/>
      <text:p text:style-name="P6">Un imprenditore...</text:p>
      <text:p text:style-name="P6"/>
      <text:p text:style-name="P4"><text:span text:style-name="T1">Il processo</text:span>: insieme di attività collegate tra loro svolte con continuità col fine di raggiungere un obiettivo.</text:p>
      <text:p text:style-name="P6">Nel processo non 'è rischio ed è ripetitivo.</text:p>
      <text:p text:style-name="P6"/>
      <text:p text:style-name="P5">Un <text:span text:style-name="T1">progetto</text:span> è una <text:span text:style-name="T1">attività unica</text:span> e non di routine.</text:p>
      <text:p text:style-name="P5">Il progetto per essere realizzato deve avere un inizio ed una conclusione.</text:p>
      <text:p text:style-name="P6">Il progetto ha un budget.</text:p>
      <text:p text:style-name="P6"/>
      <text:p text:style-name="P6"/>
      <text:p text:style-name="P11"><text:span text:style-name="T2">COSTI – TEMPI -QUALITA'</text:span></text:p>
      <text:p text:style-name="P6">Bisogna avere un compromesso tra i tre obiettivi di <text:span text:style-name="T1">costi, qualità </text:span>e <text:span text:style-name="T1">tempo.</text:span></text:p>
      <text:p text:style-name="P4"/>
      <text:p text:style-name="P6">La differenza tra il progetto e il processo è il <text:span text:style-name="T1">rischio.</text:span></text:p>
      <text:p text:style-name="P9"/>
      <text:p text:style-name="P9"/>
      <text:p text:style-name="P10">Core Business: <text:span text:style-name="T2">cosa vuole fare l'imprenditore con la sua attività.</text:span></text:p>
      <text:p text:style-name="P10"><text:span text:style-name="T2"/></text:p>
      <text:p text:style-name="P10"><text:span text:style-name="T2"><text:tab/>Vincoli <text:s text:c="4"/>Risorse</text:span></text:p>
      <text:p text:style-name="P10"><text:span text:style-name="T2">Input -&gt; </text:span>PROCESSO<text:span text:style-name="T2"> -&gt; Output</text:span></text:p>
      <text:p text:style-name="P10"><text:span text:style-name="T2"><text:tab/> <text:s text:c="5"/>Controlli</text:span></text:p>
      <text:p text:style-name="P10"><text:span text:style-name="T2"/></text:p>
      <text:p text:style-name="P10"><text:span text:style-name="T2"/></text:p>
      <text:p text:style-name="P10"><text:span text:style-name="T2">le </text:span>materie prime<text:span text:style-name="T2"> (input) sono date dai fornitori.</text:span></text:p>
      <text:p text:style-name="P10"><text:span text:style-name="T2">Con </text:span>controlli<text:span text:style-name="T2"> si intende i controlli di qualità.</text:span></text:p>
      <text:p text:style-name="P10"><text:span text:style-name="T2">Con Output si intende i </text:span>clienti.</text:p>
      <text:p text:style-name="P10"/>
      <text:p text:style-name="P17"/>
      <text:p text:style-name="P12">Porter:</text:p>
      <text:p text:style-name="P1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draw:frame text:anchor-type="paragraph" draw:z-index="0" draw:name="Forma1" draw:style-name="gr1" draw:text-style-name="P20" svg:width="2.303cm" svg:height="0.927cm" draw:transform="rotate (0.879122344229544) translate (12.3525138888889cm 3.60009722222222cm)"><draw:text-box><text:p text:style-name="P19"><text:span text:style-name="T3">Margine</text:span></text:p></draw:text-box></draw:frame>Infrastruttura </text:p>
          </table:table-cell>
        </table:table-row>
        <table:table-row>
          <table:table-cell table:style-name="Tabella1.A2" office:value-type="string">
            <text:p text:style-name="P18">Gestione risorse umane</text:p>
          </table:table-cell>
        </table:table-row>
        <table:table-row>
          <table:table-cell table:style-name="Tabella1.A2" office:value-type="string">
            <text:p text:style-name="P18">Sviluppo tecnologico</text:p>
          </table:table-cell>
        </table:table-row>
        <table:table-row>
          <table:table-cell table:style-name="Tabella1.A2" office:value-type="string">
            <text:p text:style-name="P8">Approvigionamenti</text:p>
          </table:table-cell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7">Logistica in ingresso</text:p>
          </table:table-cell>
          <table:table-cell table:style-name="Tabella2.A1" office:value-type="string">
            <text:p text:style-name="P7">Operation </text:p>
          </table:table-cell>
          <table:table-cell table:style-name="Tabella2.A1" office:value-type="string">
            <text:p text:style-name="P7"><text:s/>Logistica in uscita </text:p>
          </table:table-cell>
          <table:table-cell table:style-name="Tabella2.A1" office:value-type="string">
            <text:p text:style-name="P7"><text:s/>Marketing e Vendite</text:p>
          </table:table-cell>
          <table:table-cell table:style-name="Tabella2.E1" office:value-type="string">
            <text:p text:style-name="P7">Servizi</text:p>
          </table:table-cell>
        </table:table-row>
      </table:table>
      <text:p text:style-name="P10"><text:span text:style-name="T2"/></text:p>
      <text:p text:style-name="P13"><text:span text:style-name="T2">Margine: è la differenza tra le vendite e i costi.</text:span></text:p>
      <text:p text:style-name="P13"><text:span text:style-name="T2"/></text:p>
      <text:p text:style-name="P14"><text:soft-page-break/><text:span text:style-name="T2">ORGANIGRAMMA </text:span></text:p>
      <text:p text:style-name="P14"><text:span text:style-name="T2">E' un documento per esprimere i soggetti di un azienda ed individuare che funzione svolgono e in quale ambito</text:span></text:p>
      <text:p text:style-name="P14"><text:span text:style-name="T2"/></text:p>
      <text:p text:style-name="P15">PMO<text:span text:style-name="T2">: Ufficio che si dedica alla gestione del progetto.</text:span></text:p>
      <text:p text:style-name="P15"><text:span text:style-name="T2"/></text:p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36S</meta:editing-duration>
    <meta:editing-cycles>4</meta:editing-cycles>
    <meta:generator>LibreOffice/5.2.1.2$Windows_x86 LibreOffice_project/31dd62db80d4e60af04904455ec9c9219178d620</meta:generator>
    <dc:date>2017-10-17T12:57:07.767000000</dc:date>
    <meta:document-statistic meta:table-count="2" meta:image-count="0" meta:object-count="0" meta:page-count="2" meta:paragraph-count="32" meta:word-count="187" meta:character-count="1194" meta:non-whitespace-character-count="1020"/>
    <meta:user-defined meta:name="Info 1"/>
    <meta:user-defined meta:name="Info 2"/>
    <meta:user-defined meta:name="Info 3"/>
    <meta:user-defined meta:name="Info 4"/>
  </office:meta>
</office:document-meta>
</file>